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.C3" style:family="table-cell" style:data-style-name="N99">
      <style:table-cell-properties fo:padding="0.0382in" fo:border-left="0.0007in solid #000000" fo:border-right="0.0007in solid #000000" fo:border-top="none" fo:border-bottom="0.0007in solid #000000"/>
    </style:style>
    <style:style style:name="Table2.C8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  <number:boolean-style style:name="N99">
      <number:boolean/>
    </number:boolean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ame-Maker</text:p>
      <text:p text:style-name="Standard"/>
      <text:p text:style-name="Standard">U-dacity</text:p>
      <text:p text:style-name="Standard"/>
      <text:p text:style-name="Standard">Game Development engines.</text:p>
      <text:p text:style-name="Standard"/>
      <text:list xml:id="list7496699371706952564" text:style-name="L1">
        <text:list-item>
          <text:p text:style-name="P1">Java</text:p>
          <text:list>
            <text:list-item>
              <text:p text:style-name="P1">OOP</text:p>
              <text:list>
                <text:list-item>
                  <text:p text:style-name="P1">Object</text:p>
                </text:list-item>
              </text:list>
            </text:list-item>
          </text:list>
        </text:list-item>
      </text:list>
      <text:list xml:id="list3075087423681332129" text:style-name="L1">
        <text:list-item>
          <text:list>
            <text:list-item>
              <text:p text:style-name="P1">unit of programability</text:p>
            </text:list-item>
            <text:list-item>
              <text:p text:style-name="P1">has states and behaviors</text:p>
            </text:list-item>
          </text:list>
        </text:list-item>
        <text:list-item>
          <text:p text:style-name="P1">Class</text:p>
          <text:list>
            <text:list-item>
              <text:p text:style-name="P1">template/ blueprint for an object</text:p>
            </text:list-item>
            <text:list-item>
              <text:p text:style-name="P1">can have 0+ instances depending on setup</text:p>
            </text:list-item>
          </text:list>
        </text:list-item>
        <text:list-item>
          <text:p text:style-name="P1">pillars of OOP</text:p>
        </text:list-item>
      </text:list>
      <text:list xml:id="list8924784435834728588" text:style-name="L1">
        <text:list-item>
          <text:list>
            <text:list-item>
              <text:list>
                <text:list-item>
                  <text:p text:style-name="P1">inheritance</text:p>
                </text:list-item>
                <text:list-item>
                  <text:p text:style-name="P1">polymorphism</text:p>
                </text:list-item>
                <text:list-item>
                  <text:p text:style-name="P1">encapsulation</text:p>
                </text:list-item>
                <text:list-item>
                  <text:p text:style-name="P1">abstraction</text:p>
                </text:list-item>
              </text:list>
            </text:list-item>
          </text:list>
        </text:list-item>
        <text:list-item>
          <text:p text:style-name="P1">Inheritance</text:p>
          <text:list>
            <text:list-item>
              <text:p text:style-name="P1">the ability of an programming language to allow for a hierarchy of objects</text:p>
            </text:list-item>
            <text:list-item>
              <text:p text:style-name="P1">parent – child relations ship</text:p>
            </text:list-item>
          </text:list>
        </text:list-item>
        <text:list-item>
          <text:p text:style-name="P1">Encapsulation</text:p>
          <text:list>
            <text:list-item>
              <text:p text:style-name="P1">Wrap and protect data fields, parameters outsid of class manipulation</text:p>
            </text:list-item>
            <text:list-item>
              <text:p text:style-name="P1">concealing the internal state</text:p>
            </text:list-item>
            <text:list-item>
              <text:p text:style-name="P1">requires interaction with the class methods</text:p>
            </text:list-item>
            <text:list-item>
              <text:p text:style-name="P1">getters (accessors)</text:p>
            </text:list-item>
            <text:list-item>
              <text:p text:style-name="P1">setters (modulators)</text:p>
            </text:list-item>
          </text:list>
        </text:list-item>
        <text:list-item>
          <text:p text:style-name="P1">Polymorphism</text:p>
          <text:list>
            <text:list-item>
              <text:p text:style-name="P1">the ability for a programming language to be able to tell the differences between objects and methods w/ diff variable/class types</text:p>
            </text:list-item>
            <text:list-item>
              <text:p text:style-name="P1">over-riding</text:p>
              <text:list>
                <text:list-item>
                  <text:p text:style-name="P1">same name, same parameters, “different behavior”</text:p>
                  <text:list>
                    <text:list-item>
                      <text:p text:style-name="P1">Animal → Dog</text:p>
                      <text:list>
                        <text:list-item>
                          <text:p text:style-name="P1">Animal</text:p>
                          <text:list>
                            <text:list-item>
                              <text:p text:style-name="P1">Eat(){Sys.out(“Im an animal eating.”);}</text:p>
                            </text:list-item>
                          </text:list>
                        </text:list-item>
                        <text:list-item>
                          <text:p text:style-name="P1">Dog</text:p>
                          <text:list>
                            <text:list-item>
                              <text:p text:style-name="P1">Eat() {Sys.out(“Doggo Eat.”);}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overloading</text:p>
              <text:list>
                <text:list-item>
                  <text:p text:style-name="P1">same name, different parameters (in number or type), 'different behavior'</text:p>
                </text:list-item>
              </text:list>
            </text:list-item>
            <text:list-item>
              <text:p text:style-name="P1">Parametric Polymorphism</text:p>
              <text:list>
                <text:list-item>
                  <text:p text:style-name="P1">Essentially overloading </text:p>
                </text:list-item>
              </text:list>
            </text:list-item>
            <text:list-item>
              <text:p text:style-name="P1">many forms </text:p>
              <text:list>
                <text:list-item>
                  <text:p text:style-name="P1">multiple “is → a”</text:p>
                  <text:list>
                    <text:list-item>
                      <text:p text:style-name="P1">Object → Animal → Mammal → Dog → Great Dane</text:p>
                    </text:list-item>
                  </text:list>
                </text:list-item>
                <text:list-item>
                  <text:p text:style-name="P1"><text:soft-page-break/>co-variance</text:p>
                  <text:list>
                    <text:list-item>
                      <text:p text:style-name="P1">co-variant return-type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Abstraction</text:p>
          <text:list>
            <text:list-item>
              <text:list>
                <text:list-item>
                  <text:p text:style-name="P1">Sometimes omitted from OOP Pillars</text:p>
                </text:list-item>
              </text:list>
            </text:list-item>
            <text:list-item>
              <text:p text:style-name="P1">Hiding implementation details</text:p>
            </text:list-item>
            <text:list-item>
              <text:p text:style-name="P1">exposing ONLY functionality</text:p>
              <text:list>
                <text:list-item>
                  <text:p text:style-name="P1">“what it does, not how it does it.”</text:p>
                </text:list-item>
              </text:list>
            </text:list-item>
            <text:list-item>
              <text:p text:style-name="P1">'Abstract' keyword</text:p>
              <text:list>
                <text:list-item>
                  <text:p text:style-name="P1">not a definition of abstratction</text:p>
                </text:list-item>
              </text:list>
            </text:list-item>
          </text:list>
        </text:list-item>
        <text:list-item>
          <text:p text:style-name="P1">Accesss Modifiers</text:p>
          <text:list>
            <text:list-item>
              <text:p text:style-name="P1">Public</text:p>
              <text:list>
                <text:list-item>
                  <text:p text:style-name="P1">Least Restrictive</text:p>
                </text:list-item>
                <text:list-item>
                  <text:p text:style-name="P1">Any class in any package</text:p>
                </text:list-item>
                <text:list-item>
                  <text:p text:style-name="P1">apply to class, fields, methods, constructors</text:p>
                </text:list-item>
              </text:list>
            </text:list-item>
            <text:list-item>
              <text:p text:style-name="P1">Protected</text:p>
              <text:list>
                <text:list-item>
                  <text:p text:style-name="P1">accessible through inheritance or w/n same package</text:p>
                </text:list-item>
                <text:list-item>
                  <text:p text:style-name="P1">Not applicable to classe or constructor</text:p>
                </text:list-item>
                <text:list-item>
                  <text:p text:style-name="P1">applicable to methods and variables</text:p>
                </text:list-item>
              </text:list>
            </text:list-item>
            <text:list-item>
              <text:p text:style-name="P1">Default</text:p>
              <text:list>
                <text:list-item>
                  <text:p text:style-name="P1">no 'default' key word</text:p>
                </text:list-item>
                <text:list-item>
                  <text:p text:style-name="P1">package level accessible</text:p>
                </text:list-item>
                <text:list-item>
                  <text:p text:style-name="P1">applies to class, variable, methods, and constructor</text:p>
                </text:list-item>
              </text:list>
            </text:list-item>
            <text:list-item>
              <text:p text:style-name="P1">Private</text:p>
              <text:list>
                <text:list-item>
                  <text:p text:style-name="P1">Class level access</text:p>
                </text:list-item>
                <text:list-item>
                  <text:p text:style-name="P1">can have private inner classes</text:p>
                  <text:list>
                    <text:list-item>
                      <text:p text:style-name="P1">class with in a class</text:p>
                    </text:list-item>
                  </text:list>
                </text:list-item>
                <text:list-item>
                  <text:p text:style-name="P1">Can be used in Methods, Classes, Variables and Constructor</text:p>
                </text:list-item>
              </text:list>
            </text:list-item>
          </text:list>
        </text:list-item>
      </text:list>
      <text:p text:style-name="Standard"><text:line-break/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Table_20_Contents">Visibility</text:p>
          </table:table-cell>
          <table:table-cell table:style-name="Table1.A1" office:value-type="string">
            <text:p text:style-name="Table_20_Contents">Default</text:p>
          </table:table-cell>
          <table:table-cell table:style-name="Table1.A1" office:value-type="string">
            <text:p text:style-name="Table_20_Contents">Private</text:p>
          </table:table-cell>
          <table:table-cell table:style-name="Table1.A1" office:value-type="string">
            <text:p text:style-name="Table_20_Contents">Protected</text:p>
          </table:table-cell>
          <table:table-cell table:style-name="Table1.E1" office:value-type="string">
            <text:p text:style-name="Table_20_Contents">Public</text:p>
          </table:table-cell>
        </table:table-row>
        <table:table-row>
          <table:table-cell table:style-name="Table1.A2" office:value-type="string">
            <text:p text:style-name="Table_20_Contents">Same Class</text:p>
          </table:table-cell>
          <table:table-cell table:style-name="Table1.A2" office:value-type="string">
            <text:p text:style-name="Table_20_Contents">O</text:p>
          </table:table-cell>
          <table:table-cell table:style-name="Table1.A2" office:value-type="string">
            <text:p text:style-name="Table_20_Contents">O</text:p>
          </table:table-cell>
          <table:table-cell table:style-name="Table1.A2" office:value-type="string">
            <text:p text:style-name="Table_20_Contents">O</text:p>
          </table:table-cell>
          <table:table-cell table:style-name="Table1.E2" office:value-type="string">
            <text:p text:style-name="Table_20_Contents">O</text:p>
          </table:table-cell>
        </table:table-row>
        <table:table-row>
          <table:table-cell table:style-name="Table1.A2" office:value-type="string">
            <text:p text:style-name="Table_20_Contents">Same Package/ sub class</text:p>
          </table:table-cell>
          <table:table-cell table:style-name="Table1.A2" office:value-type="string">
            <text:p text:style-name="Table_20_Contents">O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O</text:p>
          </table:table-cell>
          <table:table-cell table:style-name="Table1.E2" office:value-type="string">
            <text:p text:style-name="Table_20_Contents">O</text:p>
          </table:table-cell>
        </table:table-row>
        <table:table-row>
          <table:table-cell table:style-name="Table1.A2" office:value-type="string">
            <text:p text:style-name="Table_20_Contents">Diff Package Sub class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O</text:p>
          </table:table-cell>
          <table:table-cell table:style-name="Table1.E2" office:value-type="string">
            <text:p text:style-name="Table_20_Contents">O</text:p>
          </table:table-cell>
        </table:table-row>
        <table:table-row>
          <table:table-cell table:style-name="Table1.A2" office:value-type="string">
            <text:p text:style-name="Table_20_Contents">Diff package non-subclass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E2" office:value-type="string">
            <text:p text:style-name="Table_20_Contents">O</text:p>
          </table:table-cell>
        </table:table-row>
        <table:table-row>
          <table:table-cell table:style-name="Table1.A2" office:value-type="string">
            <text:p text:style-name="Table_20_Contents">SAME PACKAGE NON-SUBCLASS</text:p>
          </table:table-cell>
          <table:table-cell table:style-name="Table1.A2" office:value-type="string">
            <text:p text:style-name="Table_20_Contents">O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O</text:p>
          </table:table-cell>
          <table:table-cell table:style-name="Table1.E2" office:value-type="string">
            <text:p text:style-name="Table_20_Contents">O</text:p>
          </table:table-cell>
        </table:table-row>
      </table:table>
      <text:p text:style-name="Standard"/>
      <text:p text:style-name="Standard">Java is a language that passages data by value and that value is the memory address</text:p>
      <text:p text:style-name="Standard"/>
      <text:list xml:id="list5583942192913399689" text:style-name="L2">
        <text:list-item>
          <text:p text:style-name="P2">Bit Depth</text:p>
          <text:list>
            <text:list-item>
              <text:p text:style-name="P2">how much memory a certain data type takes up</text:p>
              <text:list>
                <text:list-item>
                  <text:p text:style-name="P2"><text:soft-page-break/>int – 32 bits ( 8bytes )</text:p>
                  <text:list>
                    <text:list-item>
                      <text:p text:style-name="P2">widening (transform into a long)</text:p>
                    </text:list-item>
                    <text:list-item>
                      <text:p text:style-name="P2">gain</text:p>
                    </text:list-item>
                  </text:list>
                </text:list-item>
                <text:list-item>
                  <text:p text:style-name="P2">long – 64 bits (16 bytes)</text:p>
                  <text:list>
                    <text:list-item>
                      <text:p text:style-name="P2">narrowing (transform into an int)</text:p>
                    </text:list-item>
                    <text:list-item>
                      <text:p text:style-name="P2">lose precision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text:s/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Size</text:p>
          </table:table-cell>
          <table:table-cell table:style-name="Table2.C1" office:value-type="string">
            <text:p text:style-name="Table_20_Contents">Default Value</text:p>
          </table:table-cell>
        </table:table-row>
        <table:table-row>
          <table:table-cell table:style-name="Table2.A2" office:value-type="string">
            <text:p text:style-name="Table_20_Contents">Char</text:p>
          </table:table-cell>
          <table:table-cell table:style-name="Table2.A2" office:value-type="string">
            <text:p text:style-name="Table_20_Contents">16 bits (Unicode)</text:p>
          </table:table-cell>
          <table:table-cell table:style-name="Table2.C2" office:value-type="float" office:value="0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Boolean</text:p>
          </table:table-cell>
          <table:table-cell table:style-name="Table2.A2" office:value-type="string">
            <text:p text:style-name="Table_20_Contents">Varies depending on JVM</text:p>
          </table:table-cell>
          <table:table-cell table:style-name="Table2.C3" office:value-type="boolean" office:boolean-value="false">
            <text:p text:style-name="Table_20_Contents">FALSE</text:p>
          </table:table-cell>
        </table:table-row>
        <table:table-row>
          <table:table-cell table:style-name="Table2.A2" office:value-type="string">
            <text:p text:style-name="Table_20_Contents">Byte</text:p>
          </table:table-cell>
          <table:table-cell table:style-name="Table2.A2" office:value-type="string">
            <text:p text:style-name="Table_20_Contents">8 bits</text:p>
          </table:table-cell>
          <table:table-cell table:style-name="Table2.C2" office:value-type="float" office:value="0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Short</text:p>
          </table:table-cell>
          <table:table-cell table:style-name="Table2.A2" office:value-type="string">
            <text:p text:style-name="Table_20_Contents">16 bits</text:p>
          </table:table-cell>
          <table:table-cell table:style-name="Table2.C2" office:value-type="float" office:value="0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Int</text:p>
          </table:table-cell>
          <table:table-cell table:style-name="Table2.A2" office:value-type="string">
            <text:p text:style-name="Table_20_Contents">32 bits</text:p>
          </table:table-cell>
          <table:table-cell table:style-name="Table2.C2" office:value-type="float" office:value="0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Long</text:p>
          </table:table-cell>
          <table:table-cell table:style-name="Table2.A2" office:value-type="string">
            <text:p text:style-name="Table_20_Contents">64 bits</text:p>
          </table:table-cell>
          <table:table-cell table:style-name="Table2.C2" office:value-type="float" office:value="0">
            <text:p text:style-name="Table_20_Contents">0</text:p>
          </table:table-cell>
        </table:table-row>
        <table:table-row>
          <table:table-cell table:style-name="Table2.A2" office:value-type="string">
            <text:p text:style-name="Table_20_Contents">Float</text:p>
          </table:table-cell>
          <table:table-cell table:style-name="Table2.A2" office:value-type="string">
            <text:p text:style-name="Table_20_Contents">32 bits</text:p>
          </table:table-cell>
          <table:table-cell table:style-name="Table2.C8" office:value-type="string">
            <text:p text:style-name="Table_20_Contents">O.O</text:p>
          </table:table-cell>
        </table:table-row>
        <table:table-row>
          <table:table-cell table:style-name="Table2.A2" office:value-type="string">
            <text:p text:style-name="Table_20_Contents">Double</text:p>
          </table:table-cell>
          <table:table-cell table:style-name="Table2.A2" office:value-type="string">
            <text:p text:style-name="Table_20_Contents">64 bits</text:p>
          </table:table-cell>
          <table:table-cell table:style-name="Table2.C8" office:value-type="string">
            <text:p text:style-name="Table_20_Contents">O.O</text:p>
          </table:table-cell>
        </table:table-row>
      </table:table>
      <text:p text:style-name="Standard"/>
      <text:p text:style-name="Standard"/>
      <text:list xml:id="list7815662513259170399" text:style-name="L3">
        <text:list-item>
          <text:p text:style-name="P3">Overloading</text:p>
          <text:list>
            <text:list-item>
              <text:p text:style-name="P3">Order of Operations</text:p>
              <text:list>
                <text:list-item>
                  <text:p text:style-name="P3">Exact Match</text:p>
                  <text:list>
                    <text:list-item>
                      <text:p text:style-name="P3">speaking to the number and type of parameters</text:p>
                    </text:list-item>
                  </text:list>
                </text:list-item>
                <text:list-item>
                  <text:p text:style-name="P3">Conversion</text:p>
                  <text:list>
                    <text:list-item>
                      <text:p text:style-name="P3">same type</text:p>
                    </text:list-item>
                    <text:list-item>
                      <text:p text:style-name="P3">primitive to primitive</text:p>
                    </text:list-item>
                    <text:list-item>
                      <text:p text:style-name="P3">object to object</text:p>
                    </text:list-item>
                  </text:list>
                </text:list-item>
                <text:list-item>
                  <text:p text:style-name="P3">Boxing</text:p>
                  <text:list>
                    <text:list-item>
                      <text:p text:style-name="P3">primitive to wrapper and vice-versa</text:p>
                    </text:list-item>
                  </text:list>
                </text:list-item>
                <text:list-item>
                  <text:p text:style-name="P3">Varags</text:p>
                </text:list-item>
              </text:list>
            </text:list-item>
          </text:list>
        </text:list-item>
        <text:list-item>
          <text:p text:style-name="P3">Variable Scopes</text:p>
          <text:list>
            <text:list-item>
              <text:list>
                <text:list-item>
                  <text:p text:style-name="P3">No 'Global' variable</text:p>
                </text:list-item>
                <text:list-item>
                  <text:p text:style-name="P3">everything must belong to a class/object</text:p>
                </text:list-item>
              </text:list>
            </text:list-item>
            <text:list-item>
              <text:p text:style-name="P3">Static or Class</text:p>
              <text:list>
                <text:list-item>
                  <text:p text:style-name="P3">accessible to all members of that class</text:p>
                </text:list-item>
                <text:list-item>
                  <text:p text:style-name="P3">identified by keyword 'static'</text:p>
                </text:list-item>
                <text:list-item>
                  <text:p text:style-name="P3">there while class is in use</text:p>
                </text:list-item>
                <text:list-item>
                  <text:p text:style-name="P3">has a 'default' value</text:p>
                </text:list-item>
              </text:list>
            </text:list-item>
            <text:list-item>
              <text:p text:style-name="P3">Method or 'Local' scope</text:p>
              <text:list>
                <text:list-item>
                  <text:p text:style-name="P3">Accessible w/in the method it was declared in</text:p>
                </text:list-item>
                <text:list-item>
                  <text:p text:style-name="P3">no 'default' values</text:p>
                </text:list-item>
              </text:list>
            </text:list-item>
            <text:list-item>
              <text:p text:style-name="P3">Block Scope</text:p>
              <text:list>
                <text:list-item>
                  <text:p text:style-name="P3">Accessible w/in block it was declared in</text:p>
                </text:list-item>
                <text:list-item>
                  <text:p text:style-name="P3"><text:soft-page-break/>in a control statement</text:p>
                </text:list-item>
                <text:list-item>
                  <text:p text:style-name="P3">do not get default values</text:p>
                </text:list-item>
              </text:list>
            </text:list-item>
            <text:list-item>
              <text:p text:style-name="P3">Instance Scope</text:p>
              <text:list>
                <text:list-item>
                  <text:p text:style-name="P3">accessible w/in a particular object</text:p>
                </text:list-item>
                <text:list-item>
                  <text:p text:style-name="P3">has default values</text:p>
                </text:list-item>
              </text:list>
            </text:list-item>
          </text:list>
        </text:list-item>
        <text:list-item>
          <text:p text:style-name="P3">Shadowing</text:p>
          <text:list>
            <text:list-item>
              <text:list>
                <text:list-item>
                  <text:p text:style-name="P3">occurs when variable in different scopes have the same name</text:p>
                </text:list-item>
                <text:list-item>
                  <text:p text:style-name="P3">when the shadowed variable is called, it goes to the inner most scope unless otherwise specified through super, or this modifiers</text:p>
                </text:list-item>
              </text:list>
            </text:list-item>
          </text:list>
        </text:list-item>
        <text:list-item>
          <text:p text:style-name="P3">Final keyword<text:tab/></text:p>
          <text:list>
            <text:list-item>
              <text:p text:style-name="P3">applicable to methods, variables, and classes</text:p>
              <text:list>
                <text:list-item>
                  <text:p text:style-name="P3">final variables – cannot be changed</text:p>
                </text:list-item>
                <text:list-item>
                  <text:p text:style-name="P3">final methods – cannot over-ride</text:p>
                </text:list-item>
                <text:list-item>
                  <text:p text:style-name="P3">final class – cannot extend</text:p>
                </text:list-item>
              </text:list>
            </text:list-item>
          </text:list>
        </text:list-item>
        <text:list-item>
          <text:p text:style-name="P3">Strings </text:p>
          <text:list>
            <text:list-item>
              <text:list>
                <text:list-item>
                  <text:p text:style-name="P3"><text:s/>array of characters</text:p>
                </text:list-item>
              </text:list>
            </text:list-item>
            <text:list-item>
              <text:p text:style-name="P3">String class is final</text:p>
            </text:list-item>
            <text:list-item>
              <text:p text:style-name="P3">the array is also final</text:p>
            </text:list-item>
            <text:list-item>
              <text:p text:style-name="P3">Strings in Java are immutable</text:p>
              <text:list>
                <text:list-item>
                  <text:p text:style-name="P3">to prevent data loss between shared reference locations. Should the string literal be changed, any other variables using that space now is garbage collected via null pointers.</text:p>
                </text:list-item>
              </text:list>
            </text:list-item>
          </text:list>
        </text:list-item>
        <text:list-item>
          <text:p text:style-name="P3">Data Structure</text:p>
          <text:list>
            <text:list-item>
              <text:p text:style-name="P3">a collection of elements with predetermined behavior and methods</text:p>
            </text:list-item>
            <text:list-item>
              <text:p text:style-name="P3">model per entity w/fields</text:p>
            </text:list-item>
          </text:list>
        </text:list-item>
        <text:list-item>
          <text:p text:style-name="P3">Algorithm</text:p>
          <text:list>
            <text:list-item>
              <text:p text:style-name="P3">how the data structs are used/changed</text:p>
            </text:list-item>
          </text:list>
        </text:list-item>
        <text:list-item>
          <text:p text:style-name="P3">Service classes </text:p>
          <text:list>
            <text:list-item>
              <text:list>
                <text:list-item>
                  <text:p text:style-name="P3">used by 2 or more packages</text:p>
                </text:list-item>
              </text:list>
            </text:list-item>
          </text:list>
        </text:list-item>
        <text:list-item>
          <text:p text:style-name="P3">Helper classes</text:p>
          <text:list>
            <text:list-item>
              <text:list>
                <text:list-item>
                  <text:p text:style-name="P3">used by one package only</text:p>
                </text:list-item>
              </text:list>
            </text:list-item>
          </text:list>
        </text:list-item>
        <text:list-item>
          <text:p text:style-name="P3">Exception</text:p>
          <text:list>
            <text:list-item>
              <text:list>
                <text:list-item>
                  <text:p text:style-name="P3">problem internal to your program</text:p>
                </text:list-item>
                <text:list-item>
                  <text:p text:style-name="P3">recoverable</text:p>
                </text:list-item>
              </text:list>
            </text:list-item>
            <text:list-item>
              <text:p text:style-name="P3">Unchecked or Runtime Exceptions</text:p>
              <text:list>
                <text:list-item>
                  <text:p text:style-name="P3"/>
                </text:list-item>
              </text:list>
            </text:list-item>
            <text:list-item>
              <text:p text:style-name="P3">Checked or Compiletime Exceptions</text:p>
              <text:list>
                <text:list-item>
                  <text:p text:style-name="P3"/>
                </text:list-item>
              </text:list>
            </text:list-item>
          </text:list>
        </text:list-item>
        <text:list-item>
          <text:p text:style-name="P3">Error</text:p>
          <text:list>
            <text:list-item>
              <text:list>
                <text:list-item>
                  <text:p text:style-name="P3">problem external to your program</text:p>
                </text:list-item>
                <text:list-item>
                  <text:p text:style-name="P3">fatal</text:p>
                  <text:p text:style-name="P3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08T09:11:46.06</meta:creation-date>
    <dc:date>2019-10-15T13:19:59.02</dc:date>
    <meta:editing-duration>PT7H47M9S</meta:editing-duration>
    <meta:editing-cycles>24</meta:editing-cycles>
    <meta:generator>OpenOffice/4.1.3$Win32 OpenOffice.org_project/413m1$Build-9783</meta:generator>
    <meta:document-statistic meta:table-count="2" meta:image-count="0" meta:object-count="0" meta:page-count="4" meta:paragraph-count="196" meta:word-count="789" meta:character-count="4126"/>
  </office:meta>
</office:document-meta>
</file>